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Unistra A" svg:font-family="'Unistra A'" style:font-pitch="variable"/>
  </office:font-face-decls>
  <office:automatic-styles>
    <style:style style:name="dp1" style:family="drawing-page"/>
    <style:style style:name="gr1" style:family="graphic" style:parent-style-name="standard">
      <style:graphic-properties svg:stroke-width="0.1cm" svg:stroke-color="#579d1c" draw:marker-start-width="0.35cm" draw:marker-end-width="0.35cm" draw:fill="solid" draw:fill-color="#aecf00" draw:textarea-vertical-align="middle" fo:padding-top="0.175cm" fo:padding-bottom="0.175cm" fo:padding-left="0.3cm" fo:padding-right="0.3cm"/>
    </style:style>
    <style:style style:name="gr2" style:family="graphic" style:parent-style-name="objectwithoutfill">
      <style:graphic-properties svg:stroke-width="0.1cm" svg:stroke-color="#579d1c" draw:marker-start-width="0.35cm" draw:marker-end-width="0.35cm" draw:fill="solid" draw:fill-color="#aecf00" draw:textarea-vertical-align="middle" fo:padding-top="0.175cm" fo:padding-bottom="0.175cm" fo:padding-left="0.3cm" fo:padding-right="0.3cm"/>
    </style:style>
    <style:style style:name="gr3" style:family="graphic" style:parent-style-name="standard">
      <style:graphic-properties svg:stroke-width="0.2cm" svg:stroke-color="#579d1c" draw:marker-start-width="0.5cm" draw:marker-end-width="0.5cm" draw:fill="none" draw:textarea-horizontal-align="justify" draw:textarea-vertical-align="middle" draw:auto-grow-height="false" fo:min-height="1.631cm" fo:min-width="1.381cm" fo:padding-top="0.225cm" fo:padding-bottom="0.225cm" fo:padding-left="0.35cm" fo:padding-right="0.35cm" draw:shadow="hidden"/>
    </style:style>
    <style:style style:name="gr4" style:family="graphic" style:parent-style-name="standard">
      <style:graphic-properties svg:stroke-width="0cm" svg:stroke-color="#000000" draw:marker-start-width="0.35cm" draw:marker-end-width="0.35cm" draw:fill="solid" draw:fill-color="#000000" draw:textarea-vertical-align="middle" fo:padding-top="0.125cm" fo:padding-bottom="0.125cm" fo:padding-left="0.25cm" fo:padding-right="0.25cm"/>
    </style:style>
    <style:style style:name="gr5" style:family="graphic" style:parent-style-name="objectwithoutfill">
      <style:graphic-properties svg:stroke-width="0cm" svg:stroke-color="#000000" draw:marker-start-width="0.35cm" draw:marker-end-width="0.35cm" draw:fill="solid" draw:fill-color="#000000" draw:textarea-vertical-align="middle" fo:padding-top="0.125cm" fo:padding-bottom="0.125cm" fo:padding-left="0.25cm" fo:padding-right="0.25cm"/>
    </style:style>
    <style:style style:name="gr6" style:family="graphic" style:parent-style-name="standard">
      <style:graphic-properties draw:stroke="none" svg:stroke-width="0cm" svg:stroke-color="#000000" draw:marker-start-width="0.5cm" draw:marker-end-width="0.5cm" draw:fill="solid" draw:fill-color="#000000" draw:opacity="100%" draw:textarea-horizontal-align="justify" draw:textarea-vertical-align="middle" draw:auto-grow-height="false" fo:min-height="1.631cm" fo:min-width="1.381cm" fo:padding-top="0.225cm" fo:padding-bottom="0.225cm" fo:padding-left="0.35cm" fo:padding-right="0.35cm" draw:shadow="hidden"/>
    </style:style>
    <style:style style:name="P1" style:family="paragraph">
      <loext:graphic-properties draw:fill="solid" draw:fill-color="#aecf00"/>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000000"/>
      <style:paragraph-properties fo:text-align="center"/>
    </style:style>
    <style:style style:name="P4" style:family="paragraph">
      <loext:graphic-properties draw:fill="solid" draw:fill-color="#000000" draw:opacity="100%"/>
      <style:paragraph-properties fo:text-align="center"/>
    </style:style>
  </office:automatic-styles>
  <office:body>
    <office:drawing>
      <draw:page draw:name="page1" draw:style-name="dp1" draw:master-page-name="Default">
        <draw:g>
          <draw:g>
            <draw:path draw:style-name="gr1" draw:text-style-name="P1" draw:layer="layout" svg:width="64.949cm" svg:height="96.233cm" svg:x="-367.94cm" svg:y="-267.06cm" svg:viewBox="0 0 64950 96234" svg:d="M12922 43762c-5091 0-7832 50-12922 50 0 15285 0 30569 0 45904 3524 347 6722-1042 10964-943 12595 1985 26072 10918 46336 6005 4209-1439 6069-9231 3198-11960 3165 50 5677-13300 1337-13747 4047-2084 4145-15533 327-16823 3459-1240 3263-14441-1012-14292-6787 0-13607 0-20427 0 7962-6203 8974-17965 8223-28039-1403-6898-7962-14044-8745-7047-1958 12010-8973 20347-18240 28734-3264 2977-5221 12009-9039 12158z">
              <text:p/>
            </draw:path>
            <draw:line draw:style-name="gr2" draw:text-style-name="P1" draw:layer="layout" svg:x1="-309.955cm" svg:y1="-214.803cm" svg:x2="-305.778cm" svg:y2="-214.803cm">
              <text:p/>
            </draw:line>
            <draw:line draw:style-name="gr2" draw:text-style-name="P1" draw:layer="layout" svg:x1="-310.02cm" svg:y1="-198.03cm" svg:x2="-306.17cm" svg:y2="-197.98cm">
              <text:p/>
            </draw:line>
            <draw:line draw:style-name="gr2" draw:text-style-name="P1" draw:layer="layout" svg:x1="-311.619cm" svg:y1="-184.879cm" svg:x2="-307.475cm" svg:y2="-184.234cm">
              <text:p/>
            </draw:line>
          </draw:g>
          <draw:polygon draw:style-name="gr3" draw:text-style-name="P2" draw:layer="layout" svg:width="95.999cm" svg:height="145.999cm" svg:x="-383.472cm" svg:y="-291.972cm" svg:viewBox="0 0 96000 146000" draw:points="96000,73000 95896,77792 95588,82549 95076,87254 94364,91894 93455,96453 92351,100917 91055,105271 89569,109500 87904,113571 86073,117456 84083,121142 81941,124619 79655,127876 77231,130902 74677,133687 72000,136220 69219,138480 66356,140451 63421,142130 60423,143513 57372,144595 54278,145373 51151,145843 48000,146000 44849,145843 41722,145373 38628,144595 35577,143513 32579,142130 29644,140451 26781,138480 24000,136220 21323,133687 18769,130902 16345,127876 14059,124619 11917,121142 9927,117456 8096,113571 6431,109500 4945,105271 3649,100917 2545,96453 1636,91894 924,87254 412,82549 104,77792 0,73000 104,68208 412,63451 924,58746 1636,54106 2545,49547 3649,45083 4945,40729 6431,36500 8096,32429 9927,28544 11917,24858 14059,21381 16345,18124 18769,15098 21323,12313 24000,9780 26781,7520 29644,5549 32579,3870 35577,2487 38628,1405 41722,627 44849,157 48000,0 51151,157 54278,627 57372,1405 60423,2487 63421,3870 66356,5549 69219,7520 72000,9780 74677,12313 77231,15098 79655,18124 81941,21381 84083,24858 86073,28544 87904,32429 89569,36500 91055,40729 92351,45083 93455,49547 94364,54106 95076,58746 95588,63451 95896,68208">
            <text:p/>
          </draw:polygon>
          <draw:g>
            <draw:g>
              <draw:path draw:style-name="gr4" draw:text-style-name="P3" draw:layer="layout" svg:width="0.539cm" svg:height="0.525cm" svg:x="0.23cm" svg:y="0.237cm" svg:viewBox="0 0 540 526" svg:d="M107 239c-42 0-65 0-107 0 0 84 0 167 0 251 29 2 56-5 91-5 105 11 217 60 385 33 35-8 51-51 27-65 26 0 47-73 11-76 33-11 34-84 3-92 28-6 27-78-9-78-56 0-113 0-170 0 67-33 75-98 69-153-12-38-66-77-73-38-16 65-74 111-152 157-27 16-43 65-75 66z">
                <text:p/>
              </draw:path>
              <draw:line draw:style-name="gr5" draw:text-style-name="P3" draw:layer="layout" svg:x1="0.712cm" svg:y1="0.523cm" svg:x2="0.747cm" svg:y2="0.523cm">
                <text:p/>
              </draw:line>
              <draw:line draw:style-name="gr5" draw:text-style-name="P3" draw:layer="layout" svg:x1="0.712cm" svg:y1="0.614cm" svg:x2="0.744cm" svg:y2="0.614cm">
                <text:p/>
              </draw:line>
              <draw:line draw:style-name="gr5" draw:text-style-name="P3" draw:layer="layout" svg:x1="0.698cm" svg:y1="0.686cm" svg:x2="0.732cm" svg:y2="0.69cm">
                <text:p/>
              </draw:line>
            </draw:g>
            <draw:path draw:style-name="gr6" draw:text-style-name="P4" draw:layer="layout" svg:width="0.851cm" svg:height="0.851cm" svg:x="0.074cm" svg:y="0.074cm" svg:viewBox="0 0 852 852" svg:d="M837 536c-9 36-23 71-42 103s-42 62-68 88-56 49-88 68-67 33-103 42c-36 10-73 15-110 15s-74-5-110-15c-36-9-71-23-103-42s-62-42-88-68-49-56-68-88-33-67-42-103c-10-36-15-73-15-110s5-74 15-110c9-36 23-71 42-103s42-62 68-88 56-49 88-68 67-33 103-42c36-10 73-15 110-15s74 5 110 15c36 9 71 23 103 42s62 42 88 68 49 56 68 88 33 67 42 103c10 36 15 73 15 110s-5 74-15 110zM748 240c-16-28-36-54-59-77s-49-43-77-59-59-29-90-37-63-13-96-13-65 5-96 13-62 21-90 37-54 36-77 59-43 49-59 77-29 59-37 90-13 63-13 96 5 65 13 96 21 62 37 90 36 54 59 77 49 43 77 59 59 29 90 37 63 13 96 13 65-5 96-13 62-21 90-37 54-36 77-59 43-49 59-77 29-59 37-90 13-63 13-96-5-65-13-96-21-62-37-90z">
              <text:p/>
            </draw:path>
          </draw:g>
        </draw:g>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style:font-face style:name="Unistra A" svg:font-family="'Unistra 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cm" fo:page-height="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4T21:05:47.145001487</meta:creation-date>
    <dc:date>2023-02-24T11:45:54.679673121</dc:date>
    <meta:editing-duration>PT2H29M14S</meta:editing-duration>
    <meta:editing-cycles>9</meta:editing-cycles>
    <meta:generator>LibreOffice/7.4.0.3$MacOSX_X86_64 LibreOffice_project/f85e47c08ddd19c015c0114a68350214f7066f5a</meta:generator>
    <meta:document-statistic meta:object-count="14"/>
  </office:meta>
</office:document-meta>
</file>